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hnschrift SemiBold" svg:font-family="'Bahnschrift SemiBold'" style:font-adornments="SemiBol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Bahnschrift SemiBold" fo:font-size="18pt" fo:font-weight="bold" style:font-size-asian="18pt" style:font-weight-asian="bold" style:font-size-complex="18pt" style:font-weight-complex="bold"/>
    </style:style>
    <style:style style:name="P2" style:family="paragraph" style:parent-style-name="Standard">
      <style:text-properties style:font-name="Bahnschrift SemiBold" fo:font-size="12pt" fo:font-weight="bold" style:font-size-asian="12pt" style:font-weight-asian="bold" style:font-size-complex="12pt" style:font-weight-complex="bold"/>
    </style:style>
    <style:style style:name="P3" style:family="paragraph" style:parent-style-name="Standard">
      <style:paragraph-properties fo:padding="0.074cm" fo:border-left="none" fo:border-right="none" fo:border-top="none" fo:border-bottom="0.002cm solid #000000" style:join-border="false"/>
      <style:text-properties style:font-name="Bahnschrift SemiBold" fo:font-size="28pt" fo:font-weight="bold" style:font-size-asian="28pt" style:font-weight-asian="bold" style:font-size-complex="28pt"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 Setup</text:p>
      <text:p text:style-name="P1">Ziehe Alle Buttons, Textfelder, Texte und Panels aus dem Prefab in die Felder von den Scripten "Main Menu" und "Saves". Alle Elemente sind Passend benannt.</text:p>
      <text:p text:style-name="P1"/>
      <text:p text:style-name="P3">2 – PlayerPrefs</text:p>
      <text:p text:style-name="P1">Im Script "Saves" findest du einen Reiter "PlayerPrefsNewGame". Es gibt zwei Unterkategorien. In der Kategorie "Player Pref Int Names" kannst du die Namen einspeichern, unter denen die Variablen gespeichert werden. In der Kategorie "Player Prefs Ints" kannst du die Werte eintragen. Diese werden unter dem Namen, den du bei "Player Pref Int Names" eingegeben hast gespeichert. Wenn du diese benutzen willst nutze:</text:p>
      <text:p text:style-name="P1"/>
      <text:p text:style-name="P1">PlayerPrefs.GetInt(<text:span text:style-name="T2">Name</text:span> + "SaveGame" + <text:span text:style-name="T1">Speicherslot</text:span>)</text:p>
      <text:p text:style-name="P2">Kursiv: ersetze diese Wörter mit dem Namen und der Nummer des Speicherslots.</text:p>
      <text:p text:style-name="P2"/>
      <text:p text:style-name="P3">3 – Fertig!</text:p>
      <text:p text:style-name="P1">Viel Spaß mit dem Menü!</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hnschrift SemiBold" svg:font-family="'Bahnschrift SemiBold'" style:font-adornments="SemiBol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5M34S</meta:editing-duration>
    <meta:editing-cycles>4</meta:editing-cycles>
    <meta:generator>OpenOffice/4.1.7$Win32 OpenOffice.org_project/417m1$Build-9800</meta:generator>
    <dc:date>2020-07-27T12:58:37.41</dc:date>
    <meta:document-statistic meta:table-count="0" meta:image-count="0" meta:object-count="0" meta:page-count="1" meta:paragraph-count="8" meta:word-count="118" meta:character-count="754"/>
    <meta:user-defined meta:name="Info 1"/>
    <meta:user-defined meta:name="Info 2"/>
    <meta:user-defined meta:name="Info 3"/>
    <meta:user-defined meta:name="Info 4"/>
  </office:meta>
</office:document-meta>
</file>